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in" table:align="left" style:shadow="none"/>
    </style:style>
    <style:style style:name="Table1.A" style:family="table-column">
      <style:table-column-properties style:column-width="0.5in"/>
    </style:style>
    <style:style style:name="Table1.A1" style:family="table-cell">
      <style:table-cell-properties style:vertical-align="middle" fo:background-color="transparent" fo:padding-left="0.1in" fo:padding-right="0.1in" fo:padding-top="0.0597in" fo:padding-bottom="0.0597in" fo:border="none">
        <style:background-image/>
      </style:table-cell-properties>
    </style:style>
    <style:style style:name="Table1.B1" style:family="table-cell">
      <style:table-cell-properties style:vertical-align="middle" fo:padding-left="0.1in" fo:padding-right="0.1in" fo:padding-top="0.0597in" fo:padding-bottom="0.0597in" fo:border="1pt solid #000000"/>
    </style:style>
    <style:style style:name="Table1.2" style:family="table-row">
      <style:table-row-properties style:row-height="0.0799in"/>
    </style:style>
    <style:style style:name="Table1.A2" style:family="table-cell">
      <style:table-cell-properties style:vertical-align="middle" fo:padding-left="0.1in" fo:padding-right="0.1in" fo:padding-top="0.0597in" fo:padding-bottom="0.0597in" fo:border="none"/>
    </style:style>
    <style:style style:name="Table1.B2" style:family="table-cell">
      <style:table-cell-properties style:vertical-align="middle" fo:padding-left="0.1in" fo:padding-right="0.1in" fo:padding-top="0.0597in" fo:padding-bottom="0.0597in" fo:border="none"/>
    </style:style>
    <style:style style:name="Table1.A3" style:family="table-cell">
      <style:table-cell-properties style:vertical-align="middle" fo:padding-left="0.1in" fo:padding-right="0.1in" fo:padding-top="0.0597in" fo:padding-bottom="0.0597in" fo:border="none"/>
    </style:style>
    <style:style style:name="Table1.B3" style:family="table-cell">
      <style:table-cell-properties style:vertical-align="middle" fo:padding-left="0.1in" fo:padding-right="0.1in" fo:padding-top="0.0597in" fo:padding-bottom="0.0597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LM Mono 12" officeooo:rsid="00140663" officeooo:paragraph-rsid="001d30d0"/>
    </style:style>
    <style:style style:name="P2" style:family="paragraph" style:parent-style-name="Standard">
      <style:text-properties officeooo:paragraph-rsid="00233754"/>
    </style:style>
    <style:style style:name="P3" style:family="paragraph" style:parent-style-name="Table_20_Contents">
      <style:paragraph-properties fo:text-align="center" style:justify-single-word="false"/>
      <style:text-properties style:font-name="LM Mono 12" officeooo:rsid="00140663" officeooo:paragraph-rsid="001d30d0"/>
    </style:style>
    <style:style style:name="P4" style:family="paragraph" style:parent-style-name="Table_20_Contents">
      <style:paragraph-properties fo:text-align="center" style:justify-single-word="false"/>
      <style:text-properties style:font-name="LM Mono 12" officeooo:rsid="00140663" officeooo:paragraph-rsid="00233754"/>
    </style:style>
    <style:style style:name="P5" style:family="paragraph" style:parent-style-name="Table_20_Contents">
      <style:paragraph-properties fo:text-align="end" style:justify-single-word="false"/>
      <style:text-properties style:font-name="LM Mono 12" officeooo:rsid="00140663" officeooo:paragraph-rsid="001d30d0"/>
    </style:style>
    <style:style style:name="P6" style:family="paragraph" style:parent-style-name="Table_20_Contents">
      <style:paragraph-properties fo:text-align="end" style:justify-single-word="false"/>
      <style:text-properties style:font-name="LM Mono 12" officeooo:rsid="00140663" officeooo:paragraph-rsid="00233754"/>
    </style:style>
    <style:style style:name="P7" style:family="paragraph" style:parent-style-name="Table_20_Contents">
      <style:paragraph-properties fo:text-align="end" style:justify-single-word="false"/>
      <style:text-properties style:font-name="LM Mono 12" officeooo:rsid="001d30d0" officeooo:paragraph-rsid="001d30d0"/>
    </style:style>
    <style:style style:name="P8" style:family="paragraph" style:parent-style-name="Table_20_Contents">
      <style:paragraph-properties fo:text-align="end" style:justify-single-word="false"/>
      <style:text-properties style:font-name="LM Mono 12" officeooo:rsid="00233754" officeooo:paragraph-rsid="00233754"/>
    </style:style>
    <style:style style:name="P9" style:family="paragraph" style:parent-style-name="Table_20_Contents">
      <style:paragraph-properties fo:text-align="center" style:justify-single-word="false"/>
      <style:text-properties style:font-name="LM Mono 12" officeooo:rsid="00233754" officeooo:paragraph-rsid="00233754"/>
    </style:style>
    <style:style style:name="P10" style:family="paragraph" style:parent-style-name="Standard">
      <style:text-properties style:font-name="LM Mono 12" fo:font-weight="normal" officeooo:rsid="000960c4" officeooo:paragraph-rsid="00233a41" style:font-weight-asian="normal" style:font-weight-complex="normal"/>
    </style:style>
    <style:style style:name="P11" style:family="paragraph" style:parent-style-name="Standard">
      <style:text-properties officeooo:paragraph-rsid="00233a41"/>
    </style:style>
    <style:style style:name="P12" style:family="paragraph" style:parent-style-name="Table_20_Contents">
      <style:paragraph-properties fo:text-align="center" style:justify-single-word="false"/>
      <style:text-properties style:font-name="LM Mono 12" officeooo:rsid="00233754" officeooo:paragraph-rsid="00233754"/>
    </style:style>
    <style:style style:name="P13" style:family="paragraph" style:parent-style-name="Table_20_Contents">
      <style:paragraph-properties fo:text-align="center" style:justify-single-word="false"/>
      <style:text-properties style:font-name="LM Mono 12" officeooo:rsid="00233754" officeooo:paragraph-rsid="00233a41"/>
    </style:style>
    <style:style style:name="P14" style:family="paragraph" style:parent-style-name="Table_20_Contents">
      <style:paragraph-properties fo:text-align="end" style:justify-single-word="false"/>
      <style:text-properties style:font-name="LM Mono 12" officeooo:rsid="00140663" officeooo:paragraph-rsid="00233a41"/>
    </style:style>
    <style:style style:name="P15" style:family="paragraph" style:parent-style-name="Table_20_Contents">
      <style:paragraph-properties fo:text-align="center" style:justify-single-word="false"/>
      <style:text-properties style:font-name="LM Mono 12" officeooo:rsid="00140663" officeooo:paragraph-rsid="00233a41"/>
    </style:style>
    <style:style style:name="P16" style:family="paragraph" style:parent-style-name="Table_20_Contents">
      <style:paragraph-properties fo:text-align="end" style:justify-single-word="false"/>
      <style:text-properties style:font-name="LM Mono 12" officeooo:rsid="00233a41" officeooo:paragraph-rsid="00233a41"/>
    </style:style>
    <style:style style:name="P17" style:family="paragraph" style:parent-style-name="Table_20_Contents">
      <style:paragraph-properties fo:text-align="center" style:justify-single-word="false"/>
      <style:text-properties style:font-name="LM Mono 12" officeooo:rsid="00233a41" officeooo:paragraph-rsid="00233a41"/>
    </style:style>
    <style:style style:name="P18" style:family="paragraph" style:parent-style-name="Text_20_body">
      <style:text-properties style:font-name="LM Mono 12" fo:font-weight="normal" officeooo:rsid="000960c4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a</text:p>
          </table:table-cell>
          <table:table-cell table:style-name="Table1.B1" office:value-type="string">
            <text:p text:style-name="P17">3</text:p>
          </table:table-cell>
        </table:table-row>
        <table:table-row table:style-name="Table1.2">
          <table:table-cell table:style-name="Table1.A3" office:value-type="string">
            <text:p text:style-name="P14"/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3" office:value-type="string">
            <text:p text:style-name="P16">b</text:p>
          </table:table-cell>
          <table:table-cell table:style-name="Table1.B3" office:value-type="string">
            <text:p text:style-name="P13">5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10-17T14:09:01.450221245</meta:creation-date>
    <meta:editing-duration>PT25M4S</meta:editing-duration>
    <meta:editing-cycles>8</meta:editing-cycles>
    <meta:generator>LibreOffice/5.1.1.2$Linux_X86_64 LibreOffice_project/10m0$Build-2</meta:generator>
    <dc:date>2016-03-08T12:04:05.414962382</dc:date>
    <dc:creator>Chris Mayfield</dc:creator>
    <meta:document-statistic meta:table-count="1" meta:image-count="0" meta:object-count="0" meta:page-count="1" meta:paragraph-count="4" meta:word-count="4" meta:character-count="4" meta:non-whitespace-character-count="4"/>
  </office:meta>
</office:document-meta>
</file>